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style:text-underline-type="single" style:text-underline-style="solid" style:text-underline-width="auto" style:text-underline-mode="continuous"/>
    </style:style>
    <style:style style:name="P2" style:parent-style-name="ListParagraph" style:list-style-name="LFO1" style:family="paragraph"/>
    <style:style style:name="P3" style:parent-style-name="ListParagraph" style:list-style-name="LFO1" style:family="paragraph"/>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office:automatic-styles>
  <office:body>
    <office:text text:use-soft-page-breaks="true">
      <text:p text:style-name="P1">Feature List</text:p>
      <text:list text:style-name="LFO1" text:continue-numbering="true">
        <text:list-item>
          <text:p text:style-name="P2">A button to sign in via WIT ID to add you course timetable without doing so manually or searching. This idea was inspired by Moodle allowing users to sign in to see their specific modules.<text:s/></text:p>
        </text:list-item>
        <text:list-item>
          <text:p text:style-name="P3">A button that gives the ability to add custom events to the timetable. This will help users when they have a once off class etc,<text:s/>e.g.,<text:s/>RAG week events. This was inspired by google calendar allowing for users to create their own events.<text:s/></text:p>
        </text:list-item>
        <text:list-item>
          <text:p text:style-name="P4">Designed to be optimised for mobile use. This came about from the poorly optimised WIT timetable website which is does not work well on the mobile devices on which most people access their timetable between class.<text:s/></text:p>
        </text:list-item>
        <text:list-item>
          <text:p text:style-name="P5">A feature that allows the application to remember the input details or previously displayed timetable to make the user experience better.<text:s/></text:p>
        </text:list-item>
        <text:list-item>
          <text:p text:style-name="P6">Click on displayed lecturer name on the timetable to display contact details for the lecturer.<text:s/></text:p>
        </text:list-item>
        <text:list-item>
          <text:p text:style-name="P7">Reminder feature for classes starting soon and assignments due, similar to reminders on google calendar.<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nor Gleeson (20093384)</meta:initial-creator>
    <dc:creator>Conor Gleeson (20093384)</dc:creator>
    <meta:creation-date>2022-02-28T15:35:00Z</meta:creation-date>
    <dc:date>2022-02-28T15:51:00Z</dc:date>
    <meta:template xlink:href="Normal.dotm" xlink:type="simple"/>
    <meta:editing-cycles>6</meta:editing-cycles>
    <meta:editing-duration>PT960S</meta:editing-duration>
    <meta:document-statistic meta:page-count="1" meta:paragraph-count="1" meta:word-count="148" meta:character-count="995" meta:row-count="7" meta:non-whitespace-character-count="848"/>
  </office:meta>
</office:document-meta>
</file>